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aniela Franco</text:p>
      <text:p text:style-name="Standard">Artista plástica</text:p>
      <text:p text:style-name="Standard">Galérie de XXX</text:p>
      <text:p text:style-name="Standard">X rue Quincampoix,</text:p>
      <text:p text:style-name="Standard">75002, París</text:p>
      <text:p text:style-name="Standard"/>
      <text:p text:style-name="Standard">París, a 24 de mayo del 2011</text:p>
      <text:p text:style-name="Standard"/>
      <text:p text:style-name="Standard">Señorita :</text:p>
      <text:p text:style-name="Standard"/>
      <text:p text:style-name="Standard">Por este conducto me dirijo a usted para hacerle partícipe mi indignación. Ayer por la tarde, mentras paseaba a mi perro por las calles de lo que Victor Hugo llamaba el barrio de Saint Merri, la casualidad me llevó hasta las vitrinas de la galería de arte arriba mencionada, en donde actualmente se exhibe la exposición <text:span text:style-name="T1">J'aime mon quartier, je ramasse. </text:span><text:span text:style-name="T2">A pesar de no ser yo una persona afecta al arte contemporáneo, cuyas pretensiones me parecen más cercanas al chascarrillo intelectual que a la verdadera belleza, me detuve. Para quienes tenemos la doble fortuna de vivir en esta maravillosa ciudad y además ser dueños de un perro, la frase nos es extraordinariamente familiar. En lo personal, considero que si esta sociedad ha logrado construir una convivencia pacífica y civilizada, tan diferente a la del país de donde usted y yo venimos, es en parte gracias a ciudadanos responsables que, como bien reza el cartel de donde usted tomó la frase, porque “amamos a nuestro barrio” contruibuimos a mantener limpias sus calles recogiendo, con la ayuda de una bolsita de plástico, las deyecciones de nuestros amigos los perros.</text:span></text:p>
      <text:p text:style-name="Standard"><text:span text:style-name="T2">Debo confesar que cuando leí su nombre, Daniela Franco, una intuición desconfiada me aconsejó alejarme de inmediato de ese lugar. Yo no pertenezco a esa clase de inmigrantes que invierten la mayoría de su energía social en la endogamia patriótica de convivir exclusivamente con sus compatriotas. En los ya casi 20 años que llevo viviendo en esta maravillosa ciudad, he procurado evitar, en la medida de lo posible, el contacto con personas de nuestro país de origen. No es que tenga nada en contra de su folklor ni de su estridencia ni de la hiperestesia emocional con que se relacionan. Muy por el contrario, soy alguien que hace esfuerzos de integración en todos y cada uno de los ámbitos de su vida. Uno de mis mayores orgullos consiste en haberme liberado del más mínimo rastro fonético mexicano en mi pronunciación del francés. Las pocas personas a quienes he revelado mi nacionalidad se sorprenden sobremanera. Afortunadamente, esta sociedad es mucho más discreta que la de donde usted y yo venimos; aquí no es necesario inmolar vida, milagros ni detalles íntimos en el altar de la amistad. Hasta mi perro, que a todo esto es mi mejor amigo, le hablo en un francés perfectamente bien pronunciado, sin huella de ese pozole fonético con el que nuestros compatriotas suelen masacrar la lengua de Victor Hugo. </text:span></text:p>
      <text:p text:style-name="Standard"><text:span text:style-name="T2">Pero, para mi mala fortuna, no le hice caso a mi intuición y me quedé ahí, frente a la vitrina, pensando que el nombre de usted era pertenecía a alguna artistilla española contemporánea, ya ve que a últimas fechas los pobres españoles pretenden haber alcanzado a la Europa de las luces en lo que a grado de civilización se refiere; no me extrañó entonces que un nombre tan familiar fuera el autor de tal exhibición. Exhibidos estaban una serie de objetos mal llamados arte, agendas personales, pases de abordar, comprobantes de compra, notas manuscritas, objetos de uso cotidiano, en resumen: basura. Pero a precio de oro. Porque bajo cada uno de los objetos estaba el precio, como si de una pintura o una fotografía artística se tratara. ¡Y qué precio! En alguna época de mi vida, cuando decoraba la sala de <text:s/>me interesé en los paisajes a la acuarela, meramente decorativos. <text:s/></text:span></text:p>
      <text:p text:style-name="Standard"><text:span text:style-name="T2"/></text:p>
      <text:p text:style-name="Standard"><text:span text:style-name="T2">Escurté con la mirada los objetos exhibidos, mal llamados arte; se trataba de una serie de objetos sin ningún valor: agendas personales, pases de abordar usados, notas manuscritas, en resumen: nada digno de </text:span></text:p>
      <text:p text:style-name="Standard"><text:span text:style-name="T2"/></text:p>
      <text:p text:style-name="Standard"><text:soft-page-break/><text:span text:style-name="T2"/></text:p>
      <text:p text:style-name="Standard"><text:span text:style-name="T2"/></text:p>
      <text:p text:style-name="Standard"><text:span text:style-name="T2"/></text:p>
      <text:p text:style-name="Standard"><text:span text:style-name="T2">mismo que adquirí aquí y con qui <text:s/></text:span></text:p>
      <text:p text:style-name="Standard"><text:span text:style-name="T2"/></text:p>
      <text:p text:style-name="Standard"><text:span text:style-name="T2">es haber liberado cualquier rastro fonético de nuestra lengua natal <text:s/></text:span></text:p>
      <text:p text:style-name="Standard"><text:span text:style-name="T2"/></text:p>
      <text:p text:style-name="Standard"><text:span text:style-name="T2">de la estridente hiperestesia perturban la tranquilidad social cuando por casualidad se</text:span></text:p>
      <text:p text:style-name="Standard"><text:span text:style-name="T2"/></text:p>
      <text:p text:style-name="Standard"><text:span text:style-name="T2">se reconocen como compatriotas cuando por casualidad se encuentran turisteando por nuestras calles. </text:span></text:p>
      <text:p text:style-name="Standard"><text:span text:style-name="T2"/></text:p>
      <text:p text:style-name="Standard"><text:span text:style-name="T2"/></text:p>
      <text:p text:style-name="Standard"><text:span text:style-name="T2">Debo confesar que cuando </text:span></text:p>
      <text:p text:style-name="Standard"><text:span text:style-name="T2"/></text:p>
      <text:p text:style-name="Standard"><text:span text:style-name="T2">su nombre, Daniela Franco, </text:span></text:p>
      <text:p text:style-name="Standard"><text:span text:style-name="T2"><text:s text:c="2"/></text:span></text:p>
      <text:p text:style-name="Standard"><text:span text:style-name="T2"/></text:p>
      <text:p text:style-name="Standard"><text:span text:style-name="T2"/></text:p>
      <text:p text:style-name="Standard"><text:span text:style-name="T2"/></text:p>
      <text:p text:style-name="Standard"><text:span text:style-name="T2">En lo personal, considero que si esta sociedad ha logrado construir una convivencia pacífica y civilizada, es precisamente por esos actos de responsa</text:span></text:p>
      <text:p text:style-name="Standard"><text:span text:style-name="T2"/></text:p>
      <text:p text:style-name="Standard"><text:span text:style-name="T2">la sociedad civilizada y pacífica que los franceses han cons</text:span></text:p>
      <text:p text:style-name="Standard"><text:span text:style-name="T2"/></text:p>
      <text:p text:style-name="Standard"><text:span text:style-name="T2"/></text:p>
      <text:p text:style-name="Standard"><text:span text:style-name="T2">una sociedad que sabe convivir de </text:span></text:p>
      <text:p text:style-name="Standard"><text:span text:style-name="T2"/></text:p>
      <text:p text:style-name="Standard"><text:span text:style-name="T2"/></text:p>
      <text:p text:style-name="Standard"><text:span text:style-name="T2">Debo reconocerle al menos el acierto en elegir el título de su exposición. Para quienes tenemos la fortuna de vivir </text:span></text:p>
      <text:p text:style-name="Standard"><text:span text:style-name="T2"/></text:p>
      <text:p text:style-name="Standard"><text:span text:style-name="T2"/></text:p>
      <text:p text:style-name="Standard"><text:span text:style-name="T2">La frase, tan familiar para quienes tenemos la fortuna de vivir en este maravilloso faro universal de cultura y civilización </text:span></text:p>
      <text:p text:style-name="Standard"><text:span text:style-name="T2"/></text:p>
      <text:p text:style-name="Standard"><text:span text:style-name="T2">me detuve más por la famliaridad del título, que para quienes tenemos la fortuna de vivir en esta maravillosa ciudad representa precisamen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4T12:41:57</meta:creation-date>
    <dc:date>2011-05-24T13:52:56</dc:date>
    <meta:editing-duration>PT55M28S</meta:editing-duration>
    <meta:editing-cycles>6</meta:editing-cycles>
    <meta:generator>LibreOffice/3.3$Linux LibreOffice_project/330m19$Build-202</meta:generator>
    <meta:document-statistic meta:table-count="0" meta:image-count="0" meta:object-count="0" meta:page-count="2" meta:paragraph-count="24" meta:word-count="767" meta:character-count="4602"/>
  </office:meta>
</office:document-meta>
</file>